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228000001B219031B7671FC2ECD.eps" manifest:media-type="image/x-eps"/>
  <manifest:file-entry manifest:full-path="Pictures/2000000200000228000001B23FA2631130C79CED.eps" manifest:media-type="image/x-eps"/>
  <manifest:file-entry manifest:full-path="Pictures/2000000200000228000001B2F831C39E61596068.eps" manifest:media-type="image/x-eps"/>
  <manifest:file-entry manifest:full-path="Pictures/2000000200000228000001B27190CB261DCE85C5.eps" manifest:media-type="image/x-eps"/>
  <manifest:file-entry manifest:full-path="Pictures/2000000200000228000001B2EFFA4E2508BE1E4E.eps" manifest:media-type="image/x-eps"/>
  <manifest:file-entry manifest:full-path="Pictures/2000000200000228000001B2A421980A1C1F9728.eps" manifest:media-type="image/x-eps"/>
  <manifest:file-entry manifest:full-path="Pictures/2000000200000228000001B239755A43531BA14F.eps" manifest:media-type="image/x-eps"/>
  <manifest:file-entry manifest:full-path="Pictures/2000000200000228000001B23774A1C2C46AF4A4.eps" manifest:media-type="image/x-eps"/>
  <manifest:file-entry manifest:full-path="Pictures/2000000200000228000001B273BF5CB59836D22C.eps" manifest:media-type="image/x-eps"/>
  <manifest:file-entry manifest:full-path="Pictures/2000000200000228000001B2B69FB1FD33044CA6.eps" manifest:media-type="image/x-eps"/>
  <manifest:file-entry manifest:full-path="Pictures/2000000200000228000001B2C3A35760D7BEE266.eps" manifest:media-type="image/x-eps"/>
  <manifest:file-entry manifest:full-path="Pictures/2000000200000228000001B2DDC9480F9DB1BB94.eps" manifest:media-type="image/x-eps"/>
  <manifest:file-entry manifest:full-path="Pictures/2000000200000228000001B2BA5DD1954C5163AD.eps" manifest:media-type="image/x-eps"/>
  <manifest:file-entry manifest:full-path="Pictures/2000000200000228000001B20620CB379A78BCB4.eps" manifest:media-type="image/x-eps"/>
  <manifest:file-entry manifest:full-path="Pictures/2000000200000228000001B23E1CB41D5C0C56A9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615" officeooo:paragraph-rsid="000a8615"/>
    </style:style>
    <style:style style:name="P2" style:family="paragraph" style:parent-style-name="Standard">
      <style:text-properties officeooo:rsid="000affe9" officeooo:paragraph-rsid="000affe9"/>
    </style:style>
    <style:style style:name="P3" style:family="paragraph" style:parent-style-name="Standard">
      <style:text-properties officeooo:rsid="000affe9" officeooo:paragraph-rsid="000ca0ab"/>
    </style:style>
    <style:style style:name="P4" style:family="paragraph" style:parent-style-name="Standard">
      <style:text-properties fo:font-weight="bold" officeooo:rsid="000ca0ab" officeooo:paragraph-rsid="000ca0ab" style:font-weight-asian="bold" style:font-weight-complex="bold"/>
    </style:style>
    <style:style style:name="P5" style:family="paragraph" style:parent-style-name="Standard">
      <style:text-properties fo:font-weight="normal" officeooo:rsid="000ca0ab" officeooo:paragraph-rsid="000ca0ab" style:font-weight-asian="normal" style:font-weight-complex="normal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affe9" officeooo:paragraph-rsid="000affe9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affe9" officeooo:paragraph-rsid="000ca0ab"/>
    </style:style>
    <style:style style:name="T1" style:family="text">
      <style:text-properties officeooo:rsid="000ca0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x="-0.688cm" svg:y="1.164cm" svg:width="16.341cm" svg:height="12.846cm" draw:z-index="1"><draw:image xlink:href="Pictures/2000000200000228000001B273BF5CB59836D22C.eps" xlink:type="simple" xlink:show="embed" xlink:actuate="onLoad"/></draw:frame>SMM 1</text:p>
      <text:p text:style-name="P1"/>
      <text:p text:style-name="P1"><draw:frame draw:style-name="fr1" draw:name="Obraz2" text:anchor-type="paragraph" svg:x="-0.575cm" svg:y="12.975cm" svg:width="16.29cm" svg:height="12.806cm" draw:z-index="0"><draw:image xlink:href="Pictures/2000000200000228000001B23774A1C2C46AF4A4.eps" xlink:type="simple" xlink:show="embed" xlink:actuate="onLoad"/></draw:frame></text:p>
      <text:p text:style-name="P1"/>
      <text:p text:style-name="P1"><draw:frame draw:style-name="fr2" draw:name="Obraz3" text:anchor-type="paragraph" svg:width="16.224cm" svg:height="12.755cm" draw:z-index="2"><draw:image xlink:href="Pictures/2000000200000228000001B239755A43531BA14F.eps" xlink:type="simple" xlink:show="embed" xlink:actuate="onLoad"/></draw:frame><text:soft-page-break/></text:p>
      <text:p text:style-name="P1"><draw:frame draw:style-name="fr1" draw:name="Obraz4" text:anchor-type="paragraph" svg:x="0.624cm" svg:y="0.545cm" svg:width="16.016cm" svg:height="12.591cm" draw:z-index="3"><draw:image xlink:href="Pictures/2000000200000228000001B27190CB261DCE85C5.eps" xlink:type="simple" xlink:show="embed" xlink:actuate="onLoad"/></draw:frame></text:p>
      <text:p text:style-name="P1"><draw:frame draw:style-name="fr3" draw:name="Obraz5" text:anchor-type="paragraph" svg:width="17cm" svg:height="13.365cm" draw:z-index="4"><draw:image xlink:href="Pictures/2000000200000228000001B2DDC9480F9DB1BB94.eps" xlink:type="simple" xlink:show="embed" xlink:actuate="onLoad"/></draw:frame><text:soft-page-break/></text:p>
      <text:p text:style-name="P2">X1 (3s) = -71.0</text:p>
      <text:p text:style-name="P2">X2 (3s) = -68.1</text:p>
      <text:p text:style-name="P2">X3 (1s) = -70.6</text:p>
      <text:p text:style-name="P2">X4 (1s) = -67.2</text:p>
      <text:p text:style-name="P2"/>
      <text:p text:style-name="P2">X1 (3s) = -42.2</text:p>
      <text:p text:style-name="P2">X2 (3s) = -36.2</text:p>
      <text:p text:style-name="P2">X3 (1s) = -41.3</text:p>
      <text:p text:style-name="P2">X4 (1s) = -37.4</text:p>
      <text:p text:style-name="P2"/>
      <text:p text:style-name="P2">X1 (3s) = -16.7</text:p>
      <text:p text:style-name="P2">X2 (3s) = -13.0</text:p>
      <text:p text:style-name="P2">X3 (1s) = -16.3</text:p>
      <text:p text:style-name="P2">X4 (1s) = -12.4</text:p>
      <text:p text:style-name="P2"/>
      <text:p text:style-name="P2">X1 (3s) = 5.6</text:p>
      <text:p text:style-name="P2">X2 (3s) = 12.0</text:p>
      <text:p text:style-name="P2">X3 (1s) = 6.2</text:p>
      <text:p text:style-name="P2">X4 (1s) = 11.7</text:p>
      <text:p text:style-name="P2"/>
      <text:p text:style-name="P2">X1 (3s) = 12.6</text:p>
      <text:p text:style-name="P2">X2 (3s) = 17.6</text:p>
      <text:p text:style-name="P2">X3 (1s) = 12.2</text:p>
      <text:p text:style-name="P2">X4 (1s) = 17.9</text:p>
      <text:p text:style-name="P1"><text:soft-page-break/>SMM 4</text:p>
      <text:p text:style-name="P1"/>
      <text:p text:style-name="P1"><draw:frame draw:style-name="fr4" draw:name="Obraz6" text:anchor-type="paragraph" svg:width="17cm" svg:height="13.365cm" draw:z-index="5"><draw:image xlink:href="Pictures/2000000200000228000001B2B69FB1FD33044CA6.eps" xlink:type="simple" xlink:show="embed" xlink:actuate="onLoad"/></draw:frame><draw:frame draw:style-name="fr1" draw:name="Obraz7" text:anchor-type="paragraph" svg:x="0.159cm" svg:y="12.875cm" svg:width="17cm" svg:height="13.365cm" draw:z-index="6"><draw:image xlink:href="Pictures/2000000200000228000001B20620CB379A78BCB4.eps" xlink:type="simple" xlink:show="embed" xlink:actuate="onLoad"/></draw:frame></text:p>
      <text:p text:style-name="P1"/>
      <text:p text:style-name="P1"><draw:frame draw:style-name="fr3" draw:name="Obraz8" text:anchor-type="paragraph" svg:width="17cm" svg:height="13.365cm" draw:z-index="7"><draw:image xlink:href="Pictures/2000000200000228000001B2BA5DD1954C5163AD.eps" xlink:type="simple" xlink:show="embed" xlink:actuate="onLoad"/></draw:frame><draw:frame draw:style-name="fr1" draw:name="Obraz9" text:anchor-type="paragraph" svg:x="0.026cm" svg:y="13.705cm" svg:width="17cm" svg:height="13.365cm" draw:z-index="8"><draw:image xlink:href="Pictures/2000000200000228000001B23E1CB41D5C0C56A9.eps" xlink:type="simple" xlink:show="embed" xlink:actuate="onLoad"/></draw:frame><text:soft-page-break/></text:p>
      <text:p text:style-name="P1"><draw:frame draw:style-name="fr3" draw:name="Obraz10" text:anchor-type="paragraph" svg:width="17cm" svg:height="13.365cm" draw:z-index="9"><draw:image xlink:href="Pictures/2000000200000228000001B2C3A35760D7BEE266.eps" xlink:type="simple" xlink:show="embed" xlink:actuate="onLoad"/></draw:frame><text:soft-page-break/></text:p>
      <text:p text:style-name="P2">X1 (3s) = 12.7</text:p>
      <text:p text:style-name="P2">X2 (3s) = 18.0</text:p>
      <text:p text:style-name="P2">X3 (1s) = 12.7</text:p>
      <text:p text:style-name="P2">X4 (1s) = 17.9</text:p>
      <text:p text:style-name="P2"/>
      <text:p text:style-name="P2">X1 (3s) = 5.1</text:p>
      <text:p text:style-name="P2">X2 (3s) = 11.8</text:p>
      <text:p text:style-name="P2">X3 (1s) = 5.1</text:p>
      <text:p text:style-name="P2">X4 (1s) = 11.8</text:p>
      <text:p text:style-name="P2"/>
      <text:p text:style-name="P2">X1 (3s) = -16.9</text:p>
      <text:p text:style-name="P2">X2 (3s) = -12.2</text:p>
      <text:p text:style-name="P2">X3 (1s) = -18.8</text:p>
      <text:p text:style-name="P2">X4 (1s) = -11.1</text:p>
      <text:p text:style-name="P2"/>
      <text:p text:style-name="P2">X1 (3s) = -42.0</text:p>
      <text:p text:style-name="P2">X2 (3s) = -35.2</text:p>
      <text:p text:style-name="P2">X3 (1s) = -43.2</text:p>
      <text:p text:style-name="P2">X4 (1s) = -35.9</text:p>
      <text:p text:style-name="P2"/>
      <text:p text:style-name="P2">X1 (3s) = -71.6</text:p>
      <text:p text:style-name="P2">X2 (3s) = -67.2</text:p>
      <text:p text:style-name="P2">X3 (1s) = -71.7</text:p>
      <text:p text:style-name="P2">X4 (1s) = -67.5</text:p>
      <text:p text:style-name="P1"><text:soft-page-break/>Pos. 4. - wypływ od SMM4</text:p>
      <text:p text:style-name="P1"/>
      <text:p text:style-name="P1"><draw:frame draw:style-name="fr4" draw:name="Obraz11" text:anchor-type="paragraph" svg:width="17cm" svg:height="13.365cm" draw:z-index="10"><draw:image xlink:href="Pictures/2000000200000228000001B2F831C39E61596068.eps" xlink:type="simple" xlink:show="embed" xlink:actuate="onLoad"/></draw:frame><draw:frame draw:style-name="fr1" draw:name="Obraz12" text:anchor-type="paragraph" svg:x="0.556cm" svg:y="13.361cm" svg:width="17cm" svg:height="13.365cm" draw:z-index="11"><draw:image xlink:href="Pictures/2000000200000228000001B2A421980A1C1F9728.eps" xlink:type="simple" xlink:show="embed" xlink:actuate="onLoad"/></draw:frame></text:p>
      <text:p text:style-name="P1"/>
      <text:p text:style-name="P1"><draw:frame draw:style-name="fr3" draw:name="Obraz13" text:anchor-type="paragraph" svg:width="17cm" svg:height="13.365cm" draw:z-index="12"><draw:image xlink:href="Pictures/2000000200000228000001B23FA2631130C79CED.eps" xlink:type="simple" xlink:show="embed" xlink:actuate="onLoad"/></draw:frame><draw:frame draw:style-name="fr1" draw:name="Obraz14" text:anchor-type="paragraph" svg:x="0.159cm" svg:y="13.864cm" svg:width="17cm" svg:height="13.365cm" draw:z-index="13"><draw:image xlink:href="Pictures/2000000200000228000001B2EFFA4E2508BE1E4E.eps" xlink:type="simple" xlink:show="embed" xlink:actuate="onLoad"/></draw:frame><text:soft-page-break/></text:p>
      <text:p text:style-name="P2"><draw:frame draw:style-name="fr3" draw:name="Obraz15" text:anchor-type="paragraph" svg:width="17cm" svg:height="13.365cm" draw:z-index="14"><draw:image xlink:href="Pictures/2000000200000228000001B219031B7671FC2ECD.eps" xlink:type="simple" xlink:show="embed" xlink:actuate="onLoad"/></draw:frame><text:soft-page-break/>X1 (3s) = -69.9</text:p>
      <text:p text:style-name="P2">X2 (3s) = -67.0</text:p>
      <text:p text:style-name="P2">X3 (1s) = -71.2</text:p>
      <text:p text:style-name="P2">X4 (1s) = -66.7</text:p>
      <text:p text:style-name="P2"/>
      <text:p text:style-name="P2">X1 (3s) = -40.8</text:p>
      <text:p text:style-name="P2">X2 (3s) = -36.4</text:p>
      <text:p text:style-name="P2">X3 (1s) = -41.4</text:p>
      <text:p text:style-name="P2">X4 (1s) = -36.5</text:p>
      <text:p text:style-name="P2"/>
      <text:p text:style-name="P2">X1 (3s) = -16.5</text:p>
      <text:p text:style-name="P2">X2 (3s) = -12.9</text:p>
      <text:p text:style-name="P2">X3 (1s) = -16.2</text:p>
      <text:p text:style-name="P2">X4 (1s) = -14.0</text:p>
      <text:p text:style-name="P2"/>
      <text:p text:style-name="P2">X1 (3s) = 4.3</text:p>
      <text:p text:style-name="P2">X2 (3s) = 9.9</text:p>
      <text:p text:style-name="P2">X3 (1s) = 5.5</text:p>
      <text:p text:style-name="P2">X4 (1s) = 9.1</text:p>
      <text:p text:style-name="P2"/>
      <text:p text:style-name="P2">X1 (3s) = 14.3</text:p>
      <text:p text:style-name="P2">X2 (3s) = 18.1</text:p>
      <text:p text:style-name="P2">X3 (1s) = 13.7</text:p>
      <text:p text:style-name="P2">X4 (1s) = 17.0</text:p>
      <text:p text:style-name="P2"/>
      <text:p text:style-name="P4"><text:soft-page-break/>10 najsilnieszych widm z ‘print area’ (według komponentu 3)</text:p>
      <text:p text:style-name="P2"/>
      <text:p text:style-name="P2">Component 1/3 <text:s text:c="3"/>Component 2/3 <text:s text:c="3"/>Component 4/3 <text:s text:c="3"/>Component 5/3 </text:p>
      <text:p text:style-name="P2">Mean </text:p>
      <text:p text:style-name="P2">0.107 0.411 0.307 0.390 </text:p>
      <text:p text:style-name="P2">Median </text:p>
      <text:p text:style-name="P2">0.094 0.418 0.309 0.379</text:p>
      <text:p text:style-name="P2">Standard devation </text:p>
      <text:p text:style-name="P2">0.040 0.044 0.05<text:span text:style-name="T1">2</text:span> 0.0<text:span text:style-name="T1">60</text:span></text:p>
      <text:p text:style-name="P6"/>
      <text:p text:style-name="P2"/>
      <text:p text:style-name="P4">50 najsilnieszych widm z ‘print area’ (według komponentu 3)</text:p>
      <text:p text:style-name="P2"/>
      <text:p text:style-name="P2">Component 1/3 <text:s text:c="3"/>Component 2/3 <text:s text:c="3"/>Component 4/3 <text:s text:c="3"/>Component 5/3 </text:p>
      <text:p text:style-name="P2">Mean </text:p>
      <text:p text:style-name="P2">0.10<text:span text:style-name="T1">4</text:span> 0.445 0.32<text:span text:style-name="T1">1</text:span> 0.39<text:span text:style-name="T1">7</text:span></text:p>
      <text:p text:style-name="P2">Median </text:p>
      <text:p text:style-name="P2">0.0<text:span text:style-name="T1">80</text:span> 0.43<text:span text:style-name="T1">2</text:span> 0.32<text:span text:style-name="T1">9</text:span> 0.36<text:span text:style-name="T1">8</text:span></text:p>
      <text:p text:style-name="P2">Standard devation </text:p>
      <text:p text:style-name="P2">0.0<text:span text:style-name="T1">70</text:span> 0.1<text:span text:style-name="T1">20</text:span> 0.09<text:span text:style-name="T1">1</text:span> 0.12<text:span text:style-name="T1">3</text:span></text:p>
      <text:p text:style-name="P2"/>
      <text:p text:style-name="P7"/>
      <text:p text:style-name="P3"/>
      <text:p text:style-name="P4">Wszystkie widma z ‘print area’ </text:p>
      <text:p text:style-name="P4"/>
      <text:p text:style-name="P5">Component 1/3 <text:s text:c="3"/>Component 2/3 <text:s text:c="3"/>Component 4/3 <text:s text:c="3"/>Component 5/3 </text:p>
      <text:p text:style-name="P5">Mean </text:p>
      <text:p text:style-name="P5">1.596 2.547 0.261 -1.370</text:p>
      <text:p text:style-name="P5">Median </text:p>
      <text:p text:style-name="P5">0.079 0.493 0.340 0.408</text:p>
      <text:p text:style-name="P5">Standard devation </text:p>
      <text:p text:style-name="P5">36.862 48.519 1.811 43.64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0:26:12.666649843</meta:creation-date>
    <dc:date>2019-02-20T11:22:05.844913392</dc:date>
    <meta:editing-duration>PT45M3S</meta:editing-duration>
    <meta:editing-cycles>2</meta:editing-cycles>
    <meta:generator>LibreOffice/5.1.6.2$Linux_X86_64 LibreOffice_project/10m0$Build-2</meta:generator>
    <meta:document-statistic meta:table-count="0" meta:image-count="15" meta:object-count="0" meta:page-count="10" meta:paragraph-count="87" meta:word-count="345" meta:character-count="1548" meta:non-whitespace-character-count="1249"/>
  </office:meta>
</office:document-meta>
</file>